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, sans-serif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37%" style:writing-mode="lr-tb"/>
    </style:style>
    <style:style style:name="P2" style:family="paragraph" style:parent-style-name="Heading_20_4">
      <style:paragraph-properties fo:margin-top="0cm" fo:margin-bottom="0.45cm" style:contextual-spacing="false" fo:line-height="137%" style:writing-mode="lr-tb"/>
      <style:text-properties fo:font-variant="normal" fo:text-transform="none" fo:color="#000000" loext:opacity="100%" style:text-line-through-style="none" style:text-line-through-type="none" style:font-name="Google Sans Text" fo:font-size="12pt" fo:font-style="normal" style:text-underline-style="none" fo:font-weight="bold" style:text-blinking="false" fo:background-color="transparent"/>
    </style:style>
    <style:style style:name="P3" style:family="paragraph" style:parent-style-name="Text_20_body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4" style:family="paragraph" style:parent-style-name="Horizontal_20_Line">
      <style:text-properties officeooo:paragraph-rsid="001ad272"/>
    </style:style>
    <style:style style:name="P5" style:family="paragraph" style:parent-style-name="Heading_20_3">
      <style:paragraph-properties fo:margin-top="0cm" fo:margin-bottom="0.423cm" style:contextual-spacing="false" fo:line-height="137%" style:writing-mode="lr-tb"/>
      <style:text-properties fo:font-variant="normal" fo:text-transform="none" fo:color="#000000" loext:opacity="100%" style:text-line-through-style="none" style:text-line-through-type="none" style:font-name="Google Sans" fo:font-size="14pt" fo:font-style="normal" style:text-underline-style="none" fo:font-weight="bold" style:text-blinking="false" fo:background-color="transparent"/>
    </style:style>
    <style:style style:name="P6" style:family="paragraph" style:parent-style-name="Text_20_body">
      <style:paragraph-properties fo:margin-top="0cm" fo:margin-bottom="0cm" style:contextual-spacing="false" fo:line-height="137%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3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5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9" style:family="paragraph" style:parent-style-name="Text_20_body" style:list-style-name="L8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11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1" style:family="paragraph" style:parent-style-name="Text_20_body" style:list-style-name="L14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7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20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4" style:family="paragraph" style:parent-style-name="Text_20_body" style:list-style-name="L23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26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6" style:family="paragraph" style:parent-style-name="Text_20_body" style:list-style-name="L29">
      <loext:graphic-properties draw:fill="none" draw:fill-color="#ffffff"/>
      <style:paragraph-properties fo:margin-left="1.905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/>
    </style:style>
    <style:style style:name="P17" style:family="paragraph" style:parent-style-name="Text_20_body" style:list-style-name="L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6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9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12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15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18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21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24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 style:list-style-name="L27">
      <loext:graphic-properties draw:fill="none" draw:fill-color="#ffffff"/>
      <style:paragraph-properties fo:margin-left="0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/>
    </style:style>
    <style:style style:name="P26" style:family="paragraph" style:parent-style-name="Text_20_body" style:list-style-name="L2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27" style:family="paragraph" style:parent-style-name="Text_20_body" style:list-style-name="L4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28" style:family="paragraph" style:parent-style-name="Text_20_body" style:list-style-name="L7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29" style:family="paragraph" style:parent-style-name="Text_20_body" style:list-style-name="L10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30" style:family="paragraph" style:parent-style-name="Text_20_body" style:list-style-name="L13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31" style:family="paragraph" style:parent-style-name="Text_20_body" style:list-style-name="L16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32" style:family="paragraph" style:parent-style-name="Text_20_body" style:list-style-name="L19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33" style:family="paragraph" style:parent-style-name="Text_20_body" style:list-style-name="L22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34" style:family="paragraph" style:parent-style-name="Text_20_body" style:list-style-name="L25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P35" style:family="paragraph" style:parent-style-name="Text_20_body" style:list-style-name="L28">
      <loext:graphic-properties draw:fill="none" draw:fill-color="#ffffff"/>
      <style:paragraph-properties fo:margin-left="0.847cm" fo:margin-right="0cm" fo:margin-top="0cm" fo:margin-bottom="0cm" style:contextual-spacing="false" fo:line-height="137%" fo:text-indent="0cm" style:auto-text-indent="false" fo:background-color="transparent" fo:padding="0cm" fo:border="none" style:writing-mode="lr-tb"/>
      <style:text-properties fo:font-variant="normal" fo:text-transform="none" fo:color="#000000" loext:opacity="100%" style:text-line-through-style="none" style:text-line-through-type="none" style:font-name="Arial1" fo:font-size="11pt" fo:font-style="normal" style:text-underline-style="none" fo:font-weight="normal" style:text-blinking="false"/>
    </style:style>
    <style:style style:name="T1" style:family="text">
      <style:text-properties style:font-name="Google Sans Text" fo:font-weight="bold" fo:background-color="transparent" loext:char-shading-value="0"/>
    </style:style>
    <style:style style:name="T2" style:family="text">
      <style:text-properties style:font-name="Google Sans Text" fo:background-color="transparent" loext:char-shading-value="0"/>
    </style:style>
    <style:style style:name="T3" style:family="text">
      <style:text-properties style:font-name="Google Sans Text" fo:font-size="12pt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bold" style:text-blinking="false" fo:background-color="transparent" loext:char-shading-value="0"/>
    </style:style>
    <style:style style:name="T5" style:family="text">
      <style:text-properties fo:font-variant="normal" fo:text-transform="none" fo:color="#000000" loext:opacity="100%" style:text-line-through-style="none" style:text-line-through-type="none" style:font-name="Google Sans Text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h text:style-name="P5" text:outline-level="3">Casos de Uso: Rol Administrador</text:h>
      <text:p text:style-name="P6">Esta sección detalla las interacciones del administrador con el sistema para cumplir con los requerimientos mínimos de la tarea.</text:p>
      <text:p text:style-name="Text_20_body"/>
      <text:h text:style-name="P2" text:outline-level="4">Caso de Uso 1: Gestión de Usuarios</text:h>
      <text:p text:style-name="P1"><text:span text:style-name="T4">Objetivo</text:span><text:span text:style-name="T5">: Registrar, modificar y gestionar el estado de los usuarios.</text:span></text:p>
      <text:list xml:id="list2470399550" text:style-name="L1">
        <text:list-item>
          <text:p text:style-name="P17">Caso de Uso 1.1: Registrar Nuevo Lector</text:p>
        </text:list-item>
      </text:list>
      <text:list xml:id="list3094649982" text:style-name="L2">
        <text:list-item>
          <text:p text:style-name="P26"><text:span text:style-name="T1">Actor</text:span><text:span text:style-name="T2">: Administrador</text:span></text:p>
        </text:list-item>
        <text:list-item>
          <text:p text:style-name="P26"><text:span text:style-name="T1">Descripción</text:span><text:span text:style-name="T2">: Permite al administrador registrar un nuevo lector en el sistema para que pueda solicitar préstamos de materiales</text:span><text:span text:style-name="T3">1</text:span><text:span text:style-name="T2">.</text:span></text:p>
        </text:list-item>
        <text:list-item>
          <text:p text:style-name="P26"><text:span text:style-name="T1">Flujo principal</text:span><text:span text:style-name="T2">:</text:span></text:p>
        </text:list-item>
      </text:list>
      <text:list xml:id="list89598971" text:style-name="L3">
        <text:list-item>
          <text:p text:style-name="P7">El administrador selecciona la opción "Registrar Lector" en la interfaz.</text:p>
        </text:list-item>
        <text:list-item>
          <text:p text:style-name="P7">El sistema muestra un formulario con los campos necesarios para el registro del lector (nombre, apellido, email, etc.).</text:p>
        </text:list-item>
        <text:list-item>
          <text:p text:style-name="P7">El administrador ingresa los datos y confirma.</text:p>
        </text:list-item>
        <text:list-item>
          <text:p text:style-name="P7">El sistema valida los datos y crea una nueva entrada en la base de datos a través del ManejadorLector.</text:p>
        </text:list-item>
        <text:list-item>
          <text:p text:style-name="P7">El sistema muestra un mensaje de éxito.</text:p>
        </text:list-item>
      </text:list>
      <text:list xml:id="list389626996" text:style-name="L4">
        <text:list-item>
          <text:p text:style-name="P27"><text:span text:style-name="T1">Flujos alternativos</text:span><text:span text:style-name="T2">:</text:span></text:p>
        </text:list-item>
      </text:list>
      <text:list xml:id="list3849799326" text:style-name="L5">
        <text:list-item>
          <text:p text:style-name="P8">Si los datos son inválidos, el sistema muestra un mensaje de error y no guarda los datos.</text:p>
        </text:list-item>
      </text:list>
      <text:list xml:id="list3734190016" text:style-name="L6">
        <text:list-item>
          <text:p text:style-name="P18">Caso de Uso 1.2: Registrar Nuevo Bibliotecario</text:p>
        </text:list-item>
      </text:list>
      <text:list xml:id="list2319156265" text:style-name="L7">
        <text:list-item>
          <text:p text:style-name="P28"><text:span text:style-name="T1">Actor</text:span><text:span text:style-name="T2">: Administrador</text:span></text:p>
        </text:list-item>
        <text:list-item>
          <text:p text:style-name="P28"><text:span text:style-name="T1">Descripción</text:span><text:span text:style-name="T2">: Permite al administrador registrar un nuevo bibliotecario para que pueda gestionar préstamos</text:span><text:span text:style-name="T3">2</text:span><text:span text:style-name="T2">.</text:span></text:p>
        </text:list-item>
        <text:list-item>
          <text:p text:style-name="P28"><text:span text:style-name="T1">Flujo principal</text:span><text:span text:style-name="T2">:</text:span></text:p>
        </text:list-item>
      </text:list>
      <text:list xml:id="list862491272" text:style-name="L8">
        <text:list-item>
          <text:p text:style-name="P9">El administrador selecciona la opción "Registrar Bibliotecario".</text:p>
        </text:list-item>
        <text:list-item>
          <text:p text:style-name="P9">El sistema muestra un formulario de registro.</text:p>
        </text:list-item>
        <text:list-item>
          <text:p text:style-name="P9">El administrador ingresa los datos, incluyendo el número de empleado.</text:p>
        </text:list-item>
        <text:list-item>
          <text:p text:style-name="P9">El sistema guarda el nuevo bibliotecario en la base de datos a través del ManejadorBibliotecario.</text:p>
        </text:list-item>
        <text:list-item>
          <text:p text:style-name="P9">El sistema muestra un mensaje de éxito.</text:p>
        </text:list-item>
      </text:list>
      <text:list xml:id="list3190927580" text:style-name="L9">
        <text:list-item>
          <text:p text:style-name="P19">Caso de Uso 1.3: Suspender un Lector</text:p>
        </text:list-item>
      </text:list>
      <text:list xml:id="list1553795858" text:style-name="L10">
        <text:list-item>
          <text:p text:style-name="P29"><text:span text:style-name="T1">Actor</text:span><text:span text:style-name="T2">: Administrador</text:span></text:p>
        </text:list-item>
        <text:list-item>
          <text:p text:style-name="P29"><text:span text:style-name="T1">Descripción</text:span><text:span text:style-name="T2">: El administrador cambia el estado de un lector a "SUSPENDIDO" para impedirle nuevos préstamos</text:span><text:span text:style-name="T3">3</text:span><text:span text:style-name="T2">.</text:span></text:p>
        </text:list-item>
        <text:list-item>
          <text:p text:style-name="P29"><text:span text:style-name="T1">Flujo principal</text:span><text:span text:style-name="T2">:</text:span></text:p>
        </text:list-item>
      </text:list>
      <text:list xml:id="list1699166631" text:style-name="L11">
        <text:list-item>
          <text:p text:style-name="P10">El administrador busca al lector por su ID o nombre.</text:p>
        </text:list-item>
        <text:list-item>
          <text:p text:style-name="P10"><text:soft-page-break/>Selecciona la opción "Suspender Lector".</text:p>
        </text:list-item>
        <text:list-item>
          <text:p text:style-name="P10">El sistema, a través del ManejadorLector, actualiza el estado del lector en la base de datos.</text:p>
        </text:list-item>
        <text:list-item>
          <text:p text:style-name="P10">El sistema muestra un mensaje de confirmación.</text:p>
        </text:list-item>
      </text:list>
      <text:list xml:id="list870180570" text:style-name="L12">
        <text:list-item>
          <text:p text:style-name="P20">Caso de Uso 1.4: Cambiar Zona de un Lector</text:p>
        </text:list-item>
      </text:list>
      <text:list xml:id="list1126614614" text:style-name="L13">
        <text:list-item>
          <text:p text:style-name="P30"><text:span text:style-name="T1">Actor</text:span><text:span text:style-name="T2">: Administrador</text:span></text:p>
        </text:list-item>
        <text:list-item>
          <text:p text:style-name="P30"><text:span text:style-name="T1">Descripción</text:span><text:span text:style-name="T2">: Permite al administrador actualizar la zona asociada a un lector</text:span><text:span text:style-name="T3">4</text:span><text:span text:style-name="T2">.</text:span></text:p>
        </text:list-item>
        <text:list-item>
          <text:p text:style-name="P30"><text:span text:style-name="T1">Flujo principal</text:span><text:span text:style-name="T2">:</text:span></text:p>
        </text:list-item>
      </text:list>
      <text:list xml:id="list1414930838" text:style-name="L14">
        <text:list-item>
          <text:p text:style-name="P11">El administrador busca al lector.</text:p>
        </text:list-item>
        <text:list-item>
          <text:p text:style-name="P11">Selecciona la opción para modificar los datos del lector.</text:p>
        </text:list-item>
        <text:list-item>
          <text:p text:style-name="P11">Elige la nueva zona de un ComboBox.</text:p>
        </text:list-item>
        <text:list-item>
          <text:p text:style-name="P11">El sistema actualiza el registro en la base de datos a través del ManejadorLector.</text:p>
        </text:list-item>
        <text:list-item>
          <text:p text:style-name="P11">El sistema muestra un mensaje de éxito.</text:p>
        </text:list-item>
      </text:list>
      <text:p text:style-name="P3"/>
      <text:p text:style-name="P3"/>
      <text:p text:style-name="P4"/>
      <text:h text:style-name="P2" text:outline-level="4">Caso de Uso 2: Gestión de Materiales</text:h>
      <text:p text:style-name="P1"><text:span text:style-name="T4">Objetivo</text:span><text:span text:style-name="T5">: Registrar nuevas donaciones de materiales y consultar el inventario.</text:span></text:p>
      <text:list xml:id="list4133014441" text:style-name="L15">
        <text:list-item>
          <text:p text:style-name="P21">Caso de Uso 2.1: Registrar Nuevo Libro</text:p>
        </text:list-item>
      </text:list>
      <text:list xml:id="list1205168297" text:style-name="L16">
        <text:list-item>
          <text:p text:style-name="P31"><text:span text:style-name="T1">Actor</text:span><text:span text:style-name="T2">: Administrador</text:span></text:p>
        </text:list-item>
        <text:list-item>
          <text:p text:style-name="P31"><text:span text:style-name="T1">Descripción</text:span><text:span text:style-name="T2">: Registra una nueva donación de libro con su título y cantidad de páginas para incorporarlo al inventario</text:span><text:span text:style-name="T3">5</text:span><text:span text:style-name="T2">.</text:span></text:p>
        </text:list-item>
        <text:list-item>
          <text:p text:style-name="P31"><text:span text:style-name="T1">Flujo principal</text:span><text:span text:style-name="T2">:</text:span></text:p>
        </text:list-item>
      </text:list>
      <text:list xml:id="list1172288460" text:style-name="L17">
        <text:list-item>
          <text:p text:style-name="P12">El administrador selecciona "Registrar Libro".</text:p>
        </text:list-item>
        <text:list-item>
          <text:p text:style-name="P12">Se muestra un formulario para el ingreso de datos del libro.</text:p>
        </text:list-item>
        <text:list-item>
          <text:p text:style-name="P12">El administrador ingresa el título y la cantidad de páginas.</text:p>
        </text:list-item>
        <text:list-item>
          <text:p text:style-name="P12">El sistema, a través del ManejadorMaterial, crea un nuevo Libro y lo guarda en la base de datos.</text:p>
        </text:list-item>
        <text:list-item>
          <text:p text:style-name="P12">El sistema muestra un mensaje de éxito.</text:p>
        </text:list-item>
      </text:list>
      <text:list xml:id="list1713761901" text:style-name="L18">
        <text:list-item>
          <text:p text:style-name="P22">Caso de Uso 2.2: Registrar Nuevo Artículo Especial</text:p>
        </text:list-item>
      </text:list>
      <text:list xml:id="list3501512044" text:style-name="L19">
        <text:list-item>
          <text:p text:style-name="P32"><text:span text:style-name="T1">Actor</text:span><text:span text:style-name="T2">: Administrador</text:span></text:p>
        </text:list-item>
        <text:list-item>
          <text:p text:style-name="P32"><text:span text:style-name="T1">Descripción</text:span><text:span text:style-name="T2">: Registra una nueva donación de artículo con su descripción, peso y dimensiones</text:span><text:span text:style-name="T3">6</text:span><text:span text:style-name="T2">.</text:span></text:p>
        </text:list-item>
        <text:list-item>
          <text:p text:style-name="P32"><text:span text:style-name="T1">Flujo principal</text:span><text:span text:style-name="T2">:</text:span></text:p>
        </text:list-item>
      </text:list>
      <text:list xml:id="list2284462221" text:style-name="L20">
        <text:list-item>
          <text:p text:style-name="P13">El administrador selecciona "Registrar Artículo".</text:p>
        </text:list-item>
        <text:list-item>
          <text:p text:style-name="P13">Se muestra el formulario para el ingreso de los datos del artículo.</text:p>
        </text:list-item>
        <text:list-item>
          <text:p text:style-name="P13">El administrador ingresa la descripción, peso y dimensiones.</text:p>
        </text:list-item>
        <text:list-item>
          <text:p text:style-name="P13">El sistema guarda el nuevo Articulo en la base de datos.</text:p>
        </text:list-item>
        <text:list-item>
          <text:p text:style-name="P13">El sistema muestra un mensaje de éxito.</text:p>
        </text:list-item>
      </text:list>
      <text:list xml:id="list1233359113" text:style-name="L21">
        <text:list-item>
          <text:p text:style-name="P23"><text:soft-page-break/>Caso de Uso 2.3: Consultar Donaciones Registradas</text:p>
        </text:list-item>
      </text:list>
      <text:list xml:id="list1308060566" text:style-name="L22">
        <text:list-item>
          <text:p text:style-name="P33"><text:span text:style-name="T1">Actor</text:span><text:span text:style-name="T2">: Administrador</text:span></text:p>
        </text:list-item>
        <text:list-item>
          <text:p text:style-name="P33"><text:span text:style-name="T1">Descripción</text:span><text:span text:style-name="T2">: Permite al administrador ver todas las donaciones registradas en el sistema</text:span><text:span text:style-name="T3">7</text:span><text:span text:style-name="T2">.</text:span></text:p>
        </text:list-item>
        <text:list-item>
          <text:p text:style-name="P33"><text:span text:style-name="T1">Flujo principal</text:span><text:span text:style-name="T2">:</text:span></text:p>
        </text:list-item>
      </text:list>
      <text:list xml:id="list173339616" text:style-name="L23">
        <text:list-item>
          <text:p text:style-name="P14">El administrador selecciona la opción "Consultar Donaciones".</text:p>
        </text:list-item>
        <text:list-item>
          <text:p text:style-name="P14">El sistema, a través del ManejadorMaterial, recupera la lista de todos los materiales.</text:p>
        </text:list-item>
        <text:list-item>
          <text:p text:style-name="P14">El sistema muestra la lista en la interfaz.</text:p>
        </text:list-item>
      </text:list>
      <text:p text:style-name="P3"/>
      <text:p text:style-name="P3"/>
      <text:p text:style-name="Horizontal_20_Line"/>
      <text:h text:style-name="P2" text:outline-level="4">Caso de Uso 3: Gestión de Préstamos</text:h>
      <text:p text:style-name="P1"><text:span text:style-name="T4">Objetivo</text:span><text:span text:style-name="T5">: Crear y gestionar el estado de los préstamos.</text:span></text:p>
      <text:list xml:id="list2130128598" text:style-name="L24">
        <text:list-item>
          <text:p text:style-name="P24">Caso de Uso 3.1: Crear Nuevo Préstamo</text:p>
        </text:list-item>
      </text:list>
      <text:list xml:id="list2858061386" text:style-name="L25">
        <text:list-item>
          <text:p text:style-name="P34"><text:span text:style-name="T1">Actor</text:span><text:span text:style-name="T2">: Administrador</text:span></text:p>
        </text:list-item>
        <text:list-item>
          <text:p text:style-name="P34"><text:span text:style-name="T1">Descripción</text:span><text:span text:style-name="T2">: Crea un nuevo préstamo asociando un material, un lector y un bibliotecario</text:span><text:span text:style-name="T3">8</text:span><text:span text:style-name="T2">.</text:span></text:p>
        </text:list-item>
        <text:list-item>
          <text:p text:style-name="P34"><text:span text:style-name="T1">Flujo principal</text:span><text:span text:style-name="T2">:</text:span></text:p>
        </text:list-item>
      </text:list>
      <text:list xml:id="list3722561860" text:style-name="L26">
        <text:list-item>
          <text:p text:style-name="P15">El administrador selecciona "Crear Préstamo".</text:p>
        </text:list-item>
        <text:list-item>
          <text:p text:style-name="P15">Se muestra el formulario para el préstamo.</text:p>
        </text:list-item>
        <text:list-item>
          <text:p text:style-name="P15">El administrador selecciona el material, el lector y el bibliotecario de listas desplegables.</text:p>
        </text:list-item>
        <text:list-item>
          <text:p text:style-name="P15">El sistema, a través del ManejadorPrestamo, crea el nuevo registro con el estado "PENDIENTE".</text:p>
        </text:list-item>
        <text:list-item>
          <text:p text:style-name="P15">El sistema muestra un mensaje de éxito.</text:p>
        </text:list-item>
      </text:list>
      <text:list xml:id="list324671805" text:style-name="L27">
        <text:list-item>
          <text:p text:style-name="P25">Caso de Uso 3.2: Actualizar Estado del Préstamo</text:p>
        </text:list-item>
      </text:list>
      <text:list xml:id="list659261711" text:style-name="L28">
        <text:list-item>
          <text:p text:style-name="P35"><text:span text:style-name="T1">Actor</text:span><text:span text:style-name="T2">: Administrador</text:span></text:p>
        </text:list-item>
        <text:list-item>
          <text:p text:style-name="P35"><text:span text:style-name="T1">Descripción</text:span><text:span text:style-name="T2">: Permite al administrador actualizar el estado de un préstamo a "EN CURSO" o "DEVUELTO"</text:span><text:span text:style-name="T3">9</text:span><text:span text:style-name="T2">.</text:span></text:p>
        </text:list-item>
        <text:list-item>
          <text:p text:style-name="P35"><text:span text:style-name="T1">Flujo principal</text:span><text:span text:style-name="T2">:</text:span></text:p>
        </text:list-item>
      </text:list>
      <text:list xml:id="list1646576564" text:style-name="L29">
        <text:list-item>
          <text:p text:style-name="P16">El administrador busca el préstamo.</text:p>
        </text:list-item>
        <text:list-item>
          <text:p text:style-name="P16">Selecciona la opción para actualizar el estado.</text:p>
        </text:list-item>
        <text:list-item>
          <text:p text:style-name="P16">Elige el nuevo estado de un ComboBox.</text:p>
        </text:list-item>
        <text:list-item>
          <text:p text:style-name="P16">El sistema actualiza el registro del préstamo en la base de datos.</text:p>
        </text:list-item>
        <text:list-item>
          <text:p text:style-name="P16">El sistema muestra un mensaje de confirmación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, sans-serif"/>
    <style:font-face style:name="Google Sans" svg:font-family="'Google Sans', sans-serif"/>
    <style:font-face style:name="Google Sans Text" svg:font-family="'Google Sans Text'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31T12:20:58.083000000</dc:date>
    <meta:editing-duration>PT9M9S</meta:editing-duration>
    <meta:editing-cycles>3</meta:editing-cycles>
    <meta:generator>LibreOffice/7.3.4.2$Windows_X86_64 LibreOffice_project/728fec16bd5f605073805c3c9e7c4212a0120dc5</meta:generator>
    <meta:document-statistic meta:table-count="0" meta:image-count="0" meta:object-count="0" meta:page-count="3" meta:paragraph-count="88" meta:word-count="797" meta:character-count="4792" meta:non-whitespace-character-count="4163"/>
  </office:meta>
</office:document-meta>
</file>